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29000002B77AB5136AFB543F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marker-start="" draw:marker-start-width="0.3cm" draw:marker-end="Square_20_45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84cm"/>
    </style:style>
    <style:style style:name="gr4" style:family="graphic" style:parent-style-name="standard">
      <style:graphic-properties draw:stroke="solid" draw:stroke-dash="Ultrafine_20_Dashed" svg:stroke-width="0.028cm" svg:stroke-color="#eeeeee" draw:marker-start-width="0.242cm" draw:marker-end-width="0.242cm" draw:fill="solid" draw:fill-color="#ffffff" draw:textarea-horizontal-align="justify" draw:textarea-vertical-align="middle" draw:auto-grow-height="false" fo:min-height="3.433cm" fo:min-width="4.199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17cm" fo:min-width="0.6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489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17cm" fo:min-width="0.681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608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20pt" style:font-size-asian="20pt" style:font-size-complex="20pt"/>
    </style:style>
    <style:style style:name="P3" style:family="paragraph">
      <loext:graphic-properties draw:fill="none" draw:fill-color="#ffffff"/>
      <style:text-properties style:font-name="Liberation Serif" fo:font-size="20pt" style:font-size-asian="20pt" style:font-size-complex="20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133cm" svg:height="15.748cm" svg:x="2.762cm" svg:y="1.872cm">
          <draw:image xlink:href="Pictures/1000000000000429000002B77AB5136AFB543F8B.jpg" xlink:type="simple" xlink:show="embed" xlink:actuate="onLoad" loext:mime-type="image/jpeg">
            <text:p/>
          </draw:image>
        </draw:frame>
        <draw:line draw:style-name="gr2" draw:text-style-name="P1" draw:layer="layout" svg:x1="3.921cm" svg:y1="14.716cm" svg:x2="12.518cm" svg:y2="13.772cm">
          <text:p/>
        </draw:line>
        <draw:line draw:style-name="gr2" draw:text-style-name="P1" draw:layer="layout" svg:x1="25.257cm" svg:y1="9.001cm" svg:x2="12.201cm" svg:y2="9.887cm">
          <text:p/>
        </draw:line>
        <draw:frame draw:style-name="gr3" draw:text-style-name="P3" draw:layer="layout" svg:width="1.133cm" svg:height="1.034cm" svg:x="3.046cm" svg:y="14.189cm">
          <draw:text-box>
            <text:p text:style-name="P2"><text:span text:style-name="T1">a)</text:span></text:p>
          </draw:text-box>
        </draw:frame>
        <draw:frame draw:style-name="gr3" draw:text-style-name="P3" draw:layer="layout" svg:width="1.192cm" svg:height="1.034cm" svg:x="25.116cm" svg:y="8.439cm">
          <draw:text-box>
            <text:p text:style-name="P2"><text:span text:style-name="T1">b)</text:span></text:p>
          </draw:text-box>
        </draw:frame>
        <draw:custom-shape draw:style-name="gr4" draw:text-style-name="P4" draw:layer="layout" svg:width="4.699cm" svg:height="3.683cm" svg:x="19.317cm" svg:y="11.4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14cm" svg:height="0.454cm" svg:x="19.547cm" svg:y="11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578cm" svg:height="1.034cm" svg:x="21.004cm" svg:y="11.622cm">
          <draw:text-box>
            <text:p text:style-name="P2"><text:span text:style-name="T1">P</text:span><text:span text:style-name="T1">1</text:span></text:p>
          </draw:text-box>
        </draw:frame>
        <draw:custom-shape draw:style-name="gr5" draw:text-style-name="P5" draw:layer="layout" svg:width="1.214cm" svg:height="0.454cm" svg:x="19.539cm" svg:y="12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578cm" svg:height="1.034cm" svg:x="20.996cm" svg:y="12.265cm">
          <draw:text-box>
            <text:p text:style-name="P2"><text:span text:style-name="T1">IL</text:span></text:p>
          </draw:text-box>
        </draw:frame>
        <draw:custom-shape draw:style-name="gr7" draw:text-style-name="P5" draw:layer="layout" svg:width="1.215cm" svg:height="0.454cm" svg:x="19.531cm" svg:y="13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2.924cm" svg:height="1.858cm" svg:x="20.988cm" svg:y="12.908cm">
          <draw:text-box>
            <text:p text:style-name="P2"><text:span text:style-name="T1">C</text:span><text:span text:style-name="T1">H</text:span><text:span text:style-name="T1">A</text:span><text:span text:style-name="T1">O</text:span><text:span text:style-name="T1">S</text:span></text:p>
          </draw:text-box>
        </draw:frame>
        <draw:custom-shape draw:style-name="gr5" draw:text-style-name="P5" draw:layer="layout" svg:width="1.214cm" svg:height="0.454cm" svg:x="19.524cm" svg:y="13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578cm" svg:height="1.034cm" svg:x="20.981cm" svg:y="13.551cm">
          <draw:text-box>
            <text:p text:style-name="P2"><text:span text:style-name="T1">P2</text:span></text:p>
          </draw:text-box>
        </draw:frame>
        <draw:custom-shape draw:style-name="gr5" draw:text-style-name="P5" draw:layer="layout" svg:width="1.214cm" svg:height="0.454cm" svg:x="19.516cm" svg:y="14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579cm" svg:height="1.034cm" svg:x="20.973cm" svg:y="14.194cm">
          <draw:text-box>
            <text:p text:style-name="P2"><text:span text:style-name="T1">P</text:span><text:span text:style-name="T1">4</text:span></text:p>
          </draw:text-box>
        </draw:frame>
        <draw:line draw:style-name="gr2" draw:text-style-name="P1" draw:layer="layout" svg:x1="3.921cm" svg:y1="7.858cm" svg:x2="12.518cm" svg:y2="8.546cm">
          <text:p/>
        </draw:line>
        <draw:line draw:style-name="gr2" draw:text-style-name="P1" draw:layer="layout" svg:x1="3.921cm" svg:y1="5.699cm" svg:x2="12.518cm" svg:y2="7.02cm">
          <text:p/>
        </draw:line>
        <draw:line draw:style-name="gr2" draw:text-style-name="P1" draw:layer="layout" svg:x1="3.921cm" svg:y1="2.397cm" svg:x2="12.518cm" svg:y2="3.594cm">
          <text:p/>
        </draw:line>
        <draw:line draw:style-name="gr2" draw:text-style-name="P1" draw:layer="layout" svg:x1="25.257cm" svg:y1="6.842cm" svg:x2="12.202cm" svg:y2="7.91cm">
          <text:p/>
        </draw:line>
        <draw:line draw:style-name="gr2" draw:text-style-name="P1" draw:layer="layout" svg:x1="25.257cm" svg:y1="4.683cm" svg:x2="12.203cm" svg:y2="5.933cm">
          <text:p/>
        </draw:line>
        <draw:line draw:style-name="gr2" draw:text-style-name="P1" draw:layer="layout" svg:x1="25.13cm" svg:y1="3.032cm" svg:x2="12.204cm" svg:y2="2.456cm">
          <text:p/>
        </draw:line>
        <draw:frame draw:style-name="gr3" draw:text-style-name="P3" draw:layer="layout" svg:width="1.133cm" svg:height="1.034cm" svg:x="3.047cm" svg:y="7.289cm">
          <draw:text-box>
            <text:p text:style-name="P2"><text:span text:style-name="T1">c)</text:span></text:p>
          </draw:text-box>
        </draw:frame>
        <draw:frame draw:style-name="gr3" draw:text-style-name="P3" draw:layer="layout" svg:width="1.133cm" svg:height="1.034cm" svg:x="3.048cm" svg:y="5.089cm">
          <draw:text-box>
            <text:p text:style-name="P2"><text:span text:style-name="T1">e)</text:span></text:p>
          </draw:text-box>
        </draw:frame>
        <draw:frame draw:style-name="gr3" draw:text-style-name="P3" draw:layer="layout" svg:width="1.133cm" svg:height="1.034cm" svg:x="3.049cm" svg:y="1.789cm">
          <draw:text-box>
            <text:p text:style-name="P2"><text:span text:style-name="T1">g)</text:span></text:p>
          </draw:text-box>
        </draw:frame>
        <draw:frame draw:style-name="gr3" draw:text-style-name="P3" draw:layer="layout" svg:width="1.192cm" svg:height="1.034cm" svg:x="25.116cm" svg:y="6.339cm">
          <draw:text-box>
            <text:p text:style-name="P2"><text:span text:style-name="T1">d)</text:span></text:p>
          </draw:text-box>
        </draw:frame>
        <draw:frame draw:style-name="gr3" draw:text-style-name="P3" draw:layer="layout" svg:width="1.192cm" svg:height="1.034cm" svg:x="25.116cm" svg:y="4.139cm">
          <draw:text-box>
            <text:p text:style-name="P2"><text:span text:style-name="T1">f)</text:span></text:p>
          </draw:text-box>
        </draw:frame>
        <draw:frame draw:style-name="gr3" draw:text-style-name="P3" draw:layer="layout" svg:width="1.192cm" svg:height="1.034cm" svg:x="25.116cm" svg:y="2.439cm">
          <draw:text-box>
            <text:p text:style-name="P2"><text:span text:style-name="T1">h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_20_45" draw:display-name="Square 45" svg:viewBox="0 0 1131 1131" svg:d="M0 564l564 567 567-567-567-56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13:28:14.060985050</meta:creation-date>
    <dc:date>2019-08-20T17:08:30.892021000</dc:date>
    <meta:editing-duration>PT1H47M5S</meta:editing-duration>
    <meta:editing-cycles>5</meta:editing-cycles>
    <meta:generator>LibreOffice/6.2.5.2$Linux_X86_64 LibreOffice_project/20$Build-2</meta:generator>
    <meta:document-statistic meta:object-count="28"/>
  </office:meta>
</office:document-meta>
</file>